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E0000044E356B615F060E72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19.001cm" svg:height="14.401cm" svg:x="0.5cm" svg:y="0.3cm">
          <draw:image xlink:href="Pictures/10000001000005EE0000044E356B615F060E72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10:27:36.722833281</dc:date>
    <meta:editing-duration>PT1H5M20S</meta:editing-duration>
    <meta:editing-cycles>8</meta:editing-cycles>
    <meta:generator>LibreOffice/7.3.5.2$Linux_X86_64 LibreOffice_project/30$Build-2</meta:generator>
    <meta:document-statistic meta:object-count="1"/>
  </office:meta>
</office:document-meta>
</file>